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80000001806A88CD95D286BBCE.png" manifest:media-type="image/png"/>
  <manifest:file-entry manifest:full-path="Pictures/10000201000009C4000005F610874E7C8D2317CF.png" manifest:media-type="image/png"/>
  <manifest:file-entry manifest:full-path="Pictures/10000201000002000000020026F69FC02657AEF9.png" manifest:media-type="image/png"/>
  <manifest:file-entry manifest:full-path="Pictures/100002010000059C000004806F9E725A01B72C4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Verdana1" svg:font-family="Verdana"/>
    <style:font-face style:name="Lucida Sans" svg:font-family="'Lucida Sans'" style:font-family-generic="swiss"/>
    <style:font-face style:name="Courier New1" svg:font-family="'Courier New'" style:font-adornments="Κανονικά" style:font-family-generic="modern" style:font-pitch="fixed"/>
    <style:font-face style:name="Calibri2" svg:font-family="Calibri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en" fo:country="non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rame_20_contents">
      <style:paragraph-properties fo:margin-top="0cm" fo:margin-bottom="0cm" style:contextual-spacing="false" fo:line-height="100%"/>
    </style:style>
    <style:style style:name="P6" style:family="paragraph" style:parent-style-name="Heading_20_1" style:master-page-name="Right_20_Page">
      <style:paragraph-properties style:page-number="auto"/>
      <style:text-properties fo:language="en" fo:country="US" officeooo:paragraph-rsid="00243589"/>
    </style:style>
    <style:style style:name="P7" style:family="paragraph" style:parent-style-name="Heading_20_2">
      <style:text-properties fo:language="en" fo:country="US" officeooo:paragraph-rsid="00243589"/>
    </style:style>
    <style:style style:name="P8" style:family="paragraph" style:parent-style-name="List_20_Paragraph" style:list-style-name="WWNum16">
      <style:paragraph-properties fo:text-align="justify" style:justify-single-word="false"/>
      <style:text-properties fo:language="en" fo:country="none" officeooo:paragraph-rsid="00243589"/>
    </style:style>
    <style:style style:name="P9" style:family="paragraph" style:parent-style-name="List_20_Paragraph" style:list-style-name="WWNum16">
      <style:paragraph-properties fo:text-align="justify" style:justify-single-word="false"/>
      <style:text-properties officeooo:paragraph-rsid="00243589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243589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paragraph-rsid="00243589"/>
    </style:style>
    <style:style style:name="P13" style:family="paragraph" style:parent-style-name="Standard">
      <style:text-properties fo:language="en" fo:country="US" officeooo:paragraph-rsid="00243589"/>
    </style:style>
    <style:style style:name="P14" style:family="paragraph" style:parent-style-name="Standard">
      <style:paragraph-properties fo:text-align="justify" style:justify-single-word="false"/>
      <style:text-properties fo:language="en" fo:country="none" officeooo:paragraph-rsid="00243589"/>
    </style:style>
    <style:style style:name="P15" style:family="paragraph" style:parent-style-name="Standard">
      <style:paragraph-properties fo:text-align="justify" style:justify-single-word="false" fo:break-before="pag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start" style:writing-mode="lr-tb"/>
      <style:text-properties fo:font-size="11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T1" style:family="text">
      <style:text-properties fo:language="en" fo:country="US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fo:font-weight="bold" style:font-weight-asian="bold" style:font-weight-complex="bold"/>
    </style:style>
    <style:style style:name="T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US" fo:font-style="normal" style:text-underline-style="none" fo:font-weight="normal" style:font-name-asian="Verdana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US" fo:font-style="normal" style:text-underline-style="none" fo:font-weight="normal" style:font-name-asian="Verdana1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0.919cm" fo:min-width="1.593cm" fo:padding-top="0.127cm" fo:padding-bottom="0.127cm" fo:padding-left="0.254cm" fo:padding-right="0.254cm" fo:wrap-option="wrap" fo:margin-left="0cm" fo:margin-right="0.318cm" fo:margin-top="0.127cm" fo:margin-bottom="0.127cm" style:run-through="foreground" style:wrap="parallel" style:number-wrapped-paragraphs="no-limit" style:wrap-contour="true" style:wrap-contour-mode="full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4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style style:name="gr5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Toc654877931"/><text:bookmark-start text:name="_Toc635440971"/>Lesson 1 – Why B4X?<text:bookmark-end text:name="_Toc654877931"/><text:bookmark-end text:name="_Toc635440971"/></text:h>
      <text:p text:style-name="P13"><draw:custom-shape text:anchor-type="paragraph" draw:z-index="9" draw:name="Πλαίσιο κειμένου 2_0" draw:style-name="gr1" draw:text-style-name="P16" svg:width="2.1cm" svg:height="1.172cm" svg:x="0cm" svg:y="0.603cm"><text:p text:style-name="P5"><draw:frame draw:style-name="fr3" draw:name="Γραφικό 18" text:anchor-type="as-char" svg:y="-0.547cm" svg:width="0.617cm" svg:height="0.617cm" draw:z-index="11"><draw:image xlink:href="Pictures/1000020100000180000001806A88CD95D286BBCE.png" xlink:type="simple" xlink:show="embed" xlink:actuate="onLoad" draw:mime-type="image/png"/><svg:desc>Χρονόμετρο με συμπαγές γέμισμα</svg:desc></draw:frame><text:span text:style-name="T4">1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1"><text:span text:style-name="T2">Many new developers wonder in which programming language to invest their time and effort. Each programming language has advantages but also disadvantages that should be considered. Often the selection of a language also <text:s/>determines <text:s/>the subsequent <text:s/>evolution <text:s/>of the developer. Even more</text:span><text:span text:style-name="T1">, </text:span><text:span text:style-name="T2">when it comes to using language for educational purposes, there are individual elements that need to be considered.</text:span></text:p>
      <text:p text:style-name="P11"><text:span text:style-name="T1">So,</text:span><text:span text:style-name="T2"> the programming language must be:</text:span></text:p>
      <text:list xml:id="list4135962422" text:style-name="WWNum16">
        <text:list-item>
          <text:p text:style-name="P8">Modern and structured</text:p>
        </text:list-item>
        <text:list-item>
          <text:p text:style-name="P8">Be easy to learn for kids and new programmers.</text:p>
        </text:list-item>
        <text:list-item>
          <text:p text:style-name="P8">Provide an integrated development environment without confusing. </text:p>
        </text:list-item>
        <text:list-item>
          <text:p text:style-name="P8">To be able for the student to develop applications on different platforms like Windows, Android, IOS, Linux, Raspberry Pi, Arduino etc. </text:p>
        </text:list-item>
        <text:list-item>
          <text:p text:style-name="P9"><text:span text:style-name="T2">Provide all modern data </text:span><text:span text:style-name="T1">structures as lists, maps etc</text:span><text:span text:style-name="T2">. </text:span></text:p>
        </text:list-item>
        <text:list-item>
          <text:p text:style-name="P8">To keep students interested by providing the possibility of developing different types of applications for example games etc.</text:p>
        </text:list-item>
      </text:list>
      <text:p text:style-name="P11"><text:span text:style-name="T2">The </text:span><text:span text:style-name="T3">B4X</text:span><text:span text:style-name="T2"> programming language provides all the above features and is also a language for developing high-level applications which can be a springboard for future professional development. In addition, it has a very enthusiastic audience that gladly help in any kind of question. </text:span></text:p>
      <text:p text:style-name="P11"><text:span text:style-name="T2">For more information and material you can visit the website at <text:s/></text:span><text:a xlink:type="simple" xlink:href="https://www.b4x.com/learn.html" text:style-name="Internet_20_link" text:visited-style-name="Visited_20_Internet_20_Link"><text:span text:style-name="Internet_20_link"><text:span text:style-name="T2">https</text:span></text:span></text:a><text:a xlink:type="simple" xlink:href="https://www.b4x.com/learn.html" text:style-name="Internet_20_link" text:visited-style-name="Visited_20_Internet_20_Link"><text:span text:style-name="Internet_20_link"><text:span text:style-name="T2">://</text:span></text:span></text:a><text:a xlink:type="simple" xlink:href="https://www.b4x.com/learn.html" text:style-name="Internet_20_link" text:visited-style-name="Visited_20_Internet_20_Link"><text:span text:style-name="Internet_20_link"><text:span text:style-name="T2">www</text:span></text:span></text:a><text:a xlink:type="simple" xlink:href="https://www.b4x.com/learn.html" text:style-name="Internet_20_link" text:visited-style-name="Visited_20_Internet_20_Link"><text:span text:style-name="Internet_20_link"><text:span text:style-name="T2">.</text:span></text:span></text:a><text:span text:style-name="T2"> </text:span><text:a xlink:type="simple" xlink:href="https://www.b4x.com/learn.html" text:style-name="Internet_20_link" text:visited-style-name="Visited_20_Internet_20_Link"><text:span text:style-name="Internet_20_link"><text:span text:style-name="T2">b</text:span></text:span></text:a><text:a xlink:type="simple" xlink:href="https://www.b4x.com/learn.html" text:style-name="Internet_20_link" text:visited-style-name="Visited_20_Internet_20_Link"><text:span text:style-name="Internet_20_link"><text:span text:style-name="T2">4</text:span></text:span></text:a><text:a xlink:type="simple" xlink:href="https://www.b4x.com/learn.html" text:style-name="Internet_20_link" text:visited-style-name="Visited_20_Internet_20_Link"><text:span text:style-name="Internet_20_link"><text:span text:style-name="T2">x</text:span></text:span></text:a><text:a xlink:type="simple" xlink:href="https://www.b4x.com/learn.html" text:style-name="Internet_20_link" text:visited-style-name="Visited_20_Internet_20_Link"><text:span text:style-name="Internet_20_link"><text:span text:style-name="T2">.</text:span></text:span></text:a><text:span text:style-name="T2"> </text:span><text:a xlink:type="simple" xlink:href="https://www.b4x.com/learn.html" text:style-name="Internet_20_link" text:visited-style-name="Visited_20_Internet_20_Link"><text:span text:style-name="Internet_20_link"><text:span text:style-name="T2">com</text:span></text:span></text:a><text:a xlink:type="simple" xlink:href="https://www.b4x.com/learn.html" text:style-name="Internet_20_link" text:visited-style-name="Visited_20_Internet_20_Link"><text:span text:style-name="Internet_20_link"><text:span text:style-name="T2">/</text:span></text:span></text:a><text:a xlink:type="simple" xlink:href="https://www.b4x.com/learn.html" text:style-name="Internet_20_link" text:visited-style-name="Visited_20_Internet_20_Link"><text:span text:style-name="Internet_20_link"><text:span text:style-name="T2">learn</text:span></text:span></text:a><text:a xlink:type="simple" xlink:href="https://www.b4x.com/learn.html" text:style-name="Internet_20_link" text:visited-style-name="Visited_20_Internet_20_Link"><text:span text:style-name="Internet_20_link"><text:span text:style-name="T2">.</text:span></text:span></text:a><text:span text:style-name="T2"> </text:span><text:a xlink:type="simple" xlink:href="https://www.b4x.com/learn.html" text:style-name="Internet_20_link" text:visited-style-name="Visited_20_Internet_20_Link"><text:span text:style-name="Internet_20_link"><text:span text:style-name="T2">html</text:span></text:span></text:a></text:p>
      <text:p text:style-name="P12"/>
      <text:h text:style-name="P7" text:outline-level="2"><text:bookmark-start text:name="_Toc65487794"/><text:bookmark-start text:name="_Toc63544098"/>Installing B4X<text:bookmark-end text:name="_Toc65487794"/><text:bookmark-end text:name="_Toc63544098"/></text:h>
      <text:p text:style-name="P11"><text:bookmark text:name="_Toc65487793"/><text:bookmark text:name="_Toc63544097"/><text:span text:style-name="T1">The most updated information about installing will always be here: </text:span><text:a xlink:type="simple" xlink:href="https://www.b4x.com/b4j.html" text:style-name="Internet_20_link" text:visited-style-name="Visited_20_Internet_20_Link"><text:span text:style-name="Internet_20_link"><text:span text:style-name="T1">https://www.b4x.com/b4j.html</text:span></text:span></text:a><text:span text:style-name="T1"> </text:span></text:p>
      <text:p text:style-name="P2"/>
      <text:p text:style-name="P10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Verdana1" svg:font-family="Verdana"/>
    <style:font-face style:name="Lucida Sans" svg:font-family="'Lucida Sans'" style:font-family-generic="swiss"/>
    <style:font-face style:name="Courier New1" svg:font-family="'Courier New'" style:font-adornments="Κανονικά" style:font-family-generic="modern" style:font-pitch="fixed"/>
    <style:font-face style:name="Calibri2" svg:font-family="Calibri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" fo:font-family="Verda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end" style:justify-single-word="false" fo:keep-together="always" fo:padding-left="0cm" fo:padding-right="0cm" fo:padding-top="0cm" fo:padding-bottom="0.035cm" fo:border-left="none" fo:border-right="none" fo:border-top="none" fo:border-bottom="0.51pt solid #000000" fo:keep-with-next="always"/>
      <style:text-properties fo:color="#2f5496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Κώδικας" style:family="paragraph" style:default-outline-level="">
      <loext:graphic-properties draw:fill="solid" draw:fill-color="#cccccc"/>
      <style:paragraph-properties fo:margin-top="0cm" fo:margin-bottom="0cm" style:contextual-spacing="false" fo:line-height="100%" fo:text-align="start" style:justify-single-word="false" fo:orphans="2" fo:widows="2" fo:background-color="#cccccc" fo:padding-left="0.141cm" fo:padding-right="0.141cm" fo:padding-top="0.035cm" fo:padding-bottom="0.035cm" fo:border="0.51pt solid #000000" style:shadow="non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</style:tab-stops>
      </style:paragraph-properties>
      <style:text-properties style:font-name="Courier New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 fo:padding="0cm" fo:border="none"/>
      <style:text-properties style:font-name="Calibri Light" fo:font-family="'Calibri Light'" style:font-family-generic="roman" style:font-pitch="variable" fo:font-size="16pt" fo:font-weight="normal" style:font-size-asian="16pt" style:language-asian="el" style:country-asian="G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Κώδικας_20_Char" style:display-name="Κώδικας Char" style:family="text" style:parent-style-name="Default_20_Paragraph_20_Font">
      <style:text-properties style:font-name="Courier New" fo:font-family="'Courier New'" style:font-family-generic="roman" style:font-pitch="variable" fo:font-size="10pt" fo:background-color="#cccccc" style:font-name-asian="Calibri1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Επικεφαλίδα_20_1_20_Char" style:display-name="Επικεφαλίδα 1 Char" style:family="text" style:parent-style-name="Default_20_Paragraph_20_Font">
      <style:text-properties fo:color="#2f5496" loext:opacity="100%" style:font-name="Verdana" fo:font-family="Verdana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Επικεφαλίδα_20_2_20_Char" style:display-name="Επικεφαλίδα 2 Char" style:family="text" style:parent-style-name="Default_20_Paragraph_20_Font">
      <style:text-properties fo:color="#2f5496" loext:opacity="100%" style:font-name="Verdana" fo:font-family="Verdan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fontstyle01" style:family="text" style:parent-style-name="Default_20_Paragraph_20_Font">
      <style:text-properties fo:color="#000000" loext:opacity="100%" style:font-name="Calibri" fo:font-family="Calibri" style:font-family-generic="roman" style:font-pitch="variable" fo:font-size="12pt" fo:font-style="normal" fo:font-weight="normal" style:font-size-asian="12pt" style:font-style-asian="normal" style:font-weight-asian="normal" style:font-name-complex="Calibri1" style:font-family-complex="Calibri" style:font-family-generic-complex="system" style:font-pitch-complex="variable" style:font-size-complex="12pt" style:font-style-complex="normal" style:font-weight-complex="normal"/>
    </style:style>
    <style:style style:name="ts-alignment-elemen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Επικεφαλίδα_20_3_20_Char" style:display-name="Επικεφαλίδα 3 Char" style:family="text" style:parent-style-name="Default_20_Paragraph_20_Font">
      <style:text-properties fo:color="#1f3763" loext:opacity="100%" style:font-name="Verdana" fo:font-family="Verdan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ts-alignment-element-highlighted" style:family="text" style:parent-style-name="Default_20_Paragraph_20_Font"/>
    <style:style style:name="Επικεφαλίδα_20_4_20_Char" style:display-name="Επικεφαλίδα 4 Char" style:family="text" style:parent-style-name="Default_20_Paragraph_20_Font">
      <style:text-properties fo:color="#2f5496" loext:opacity="100%" style:font-name="Verdana" fo:font-family="Verdan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0.589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7.191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8.46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9.73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11.001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12.27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3.54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4.811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6.08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7.3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style:paragraph-properties fo:margin-top="0cm" fo:margin-bottom="0cm" fo:line-height="100%" fo:text-align="start" style:writing-mode="lr-tb"/>
      <style:text-properties fo:font-size="11pt"/>
    </style:style>
    <style:style style:name="MP4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US" fo:font-style="normal" style:text-underline-style="none" fo:font-weight="normal" style:font-name-asian="Verdana1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US" fo:font-style="normal" style:text-underline-style="none" fo:font-weight="normal" style:font-name-asian="Verdana1" style:font-size-asian="18pt" style:font-style-asian="normal" style:font-weight-asian="normal" style:font-size-complex="18pt" style:font-style-complex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4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  <style:style style:name="Mgr5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 draw:fill-color="#729fcf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Γραφικό 15" text:anchor-type="char" svg:x="-3.133cm" svg:y="-1.289cm" svg:width="8.758cm" svg:height="4.36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frame draw:style-name="Mfr2" draw:name="Πλαίσιο2" text:anchor-type="paragraph" svg:x="15.73cm" svg:y="-0.012cm" svg:width="1.341cm" svg:height="1.06cm" draw:z-index="0"><draw:text-box><text:p text:style-name="MP1"><text:page-number text:select-page="current">0</text:page-number></text:p></draw:text-box></draw:frame><draw:custom-shape text:anchor-type="paragraph" draw:z-index="7" draw:name="Πλαίσιο κειμένου 2" draw:style-name="Mgr1" draw:text-style-name="MP2" svg:width="1.34cm" svg:height="1.059cm" svg:x="15.73cm" svg:y="-0.012cm"><text:p text:style-name="MP1"><text:page-number text:select-page="current">0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Πλαίσιο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3" draw:name="Πλαίσιο11" text:anchor-type="paragraph" svg:x="15.73cm" svg:y="27.966cm" svg:width="1.341cm" svg:height="1.06cm" draw:z-index="0"><draw:text-box><text:p text:style-name="MP1"><text:page-number text:select-page="current">0</text:page-number></text:p></draw:text-box></draw:frame><draw:frame draw:style-name="Mfr2" draw:name="Πλαίσιο11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1111" text:anchor-type="paragraph" svg:x="15.73cm" svg:y="-0.012cm" svg:width="1.341cm" svg:height="1.06cm" draw:z-index="0"><draw:text-box><text:p text:style-name="MP1"><text:page-number text:select-page="current">0</text:page-number></text:p></draw:text-box></draw:frame><draw:g text:anchor-type="paragraph" draw:z-index="4" draw:name="Ομάδα 4" draw:style-name="Mgr2"><draw:frame draw:name="Εικόνα 13" draw:style-name="Mgr3" draw:text-style-name="MP2" svg:width="0.985cm" svg:height="1.075cm" svg:x="3.978cm" svg:y="-0.146cm"><draw:image xlink:href="Pictures/10000201000002000000020026F69FC02657AEF9.png" xlink:type="simple" xlink:show="embed" xlink:actuate="onLoad" draw:mime-type="image/png"><text:p/></draw:image></draw:frame><draw:custom-shape draw:name="TextBox 9" draw:style-name="Mgr4" draw:text-style-name="MP4" svg:width="5.943cm" svg:height="1.202cm" svg:x="4.826cm" svg:y="0.022cm"><text:p text:style-name="MP3"><text:span text:style-name="MT1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Γραφικό 16" text:anchor-type="char" svg:x="12.637cm" svg:y="-2.408cm" svg:width="5.163cm" svg:height="4.142cm" draw:z-index="0"><draw:image xlink:href="Pictures/100002010000059C000004806F9E725A01B72C45.png" xlink:type="simple" xlink:show="embed" xlink:actuate="onLoad" draw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Εικόνα10" text:anchor-type="char" svg:x="-3.17cm" svg:y="-1.251cm" svg:width="11.444cm" svg:height="5.697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MP5"><draw:g text:anchor-type="paragraph" draw:z-index="5" draw:name="Ομάδα 4" draw:style-name="Mgr2"><draw:frame draw:name="Εικόνα 16" draw:style-name="Mgr3" draw:text-style-name="MP2" svg:width="1.306cm" svg:height="1.56cm" svg:x="4.105cm" svg:y="-0.205cm"><draw:image xlink:href="Pictures/10000201000002000000020026F69FC02657AEF9.png" xlink:type="simple" xlink:show="embed" xlink:actuate="onLoad" draw:mime-type="image/png"><text:p/></draw:image></draw:frame><draw:custom-shape draw:name="TextBox 9" draw:style-name="Mgr5" draw:text-style-name="MP4" svg:width="7.878cm" svg:height="1.029cm" svg:x="5.229cm" svg:y="0.038cm"><text:p text:style-name="MP3"><text:span text:style-name="MT2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page-number text:select-page="current">0</text:page-number></text:p>
      </style:footer>
    </style:master-page>
    <style:master-page style:name="Converted1" style:page-layout-name="Mpm2">
      <style:header>
        <text:p text:style-name="Header"><draw:frame draw:style-name="Mfr1" draw:name="Εικόνα3" text:anchor-type="char" svg:x="-3.133cm" svg:y="-1.289cm" svg:width="8.758cm" svg:height="4.36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frame draw:style-name="Mfr2" draw:name="Πλαίσιο3" text:anchor-type="paragraph" svg:x="15.73cm" svg:y="-0.012cm" svg:width="1.341cm" svg:height="1.06cm" draw:z-index="0"><draw:text-box><text:p text:style-name="MP1"><text:page-number text:select-page="current">0</text:page-number></text:p></draw:text-box></draw:frame><draw:custom-shape text:anchor-type="paragraph" draw:z-index="6" draw:name="Πλαίσιο κειμένου 2" draw:style-name="Mgr1" draw:text-style-name="MP2" svg:width="1.34cm" svg:height="1.059cm" svg:x="15.73cm" svg:y="-0.012cm"><text:p text:style-name="MP1"><text:page-number text:select-page="current">0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Πλαίσιο4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4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41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4111" text:anchor-type="paragraph" svg:x="15.73cm" svg:y="-0.012cm" svg:width="1.341cm" svg:height="1.06cm" draw:z-index="0"><draw:text-box><text:p text:style-name="MP1"><text:page-number text:select-page="current">0</text:page-number></text:p></draw:text-box></draw:frame><draw:g text:anchor-type="paragraph" draw:z-index="1" draw:name="Ομάδα 4" draw:style-name="Mgr2"><draw:frame draw:name="Εικόνα 2" draw:style-name="Mgr3" draw:text-style-name="MP2" svg:width="0.985cm" svg:height="1.075cm" svg:x="3.978cm" svg:y="-0.146cm"><draw:image xlink:href="Pictures/10000201000002000000020026F69FC02657AEF9.png" xlink:type="simple" xlink:show="embed" xlink:actuate="onLoad" draw:mime-type="image/png"><text:p/></draw:image></draw:frame><draw:custom-shape draw:name="TextBox 9" draw:style-name="Mgr4" draw:text-style-name="MP4" svg:width="5.943cm" svg:height="1.202cm" svg:x="4.826cm" svg:y="0.022cm"><text:p text:style-name="MP3"><text:span text:style-name="MT1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Εικόνα4" text:anchor-type="char" svg:x="12.637cm" svg:y="-2.408cm" svg:width="5.163cm" svg:height="4.142cm" draw:z-index="0"><draw:image xlink:href="Pictures/100002010000059C000004806F9E725A01B72C45.png" xlink:type="simple" xlink:show="embed" xlink:actuate="onLoad" draw:mime-type="image/png"/></draw:frame></text:p>
      </style:footer>
    </style:master-page>
    <style:master-page style:name="Converted2" style:page-layout-name="Mpm2" style:next-style-name="Converted1">
      <style:header>
        <text:p text:style-name="Header"><draw:frame draw:style-name="Mfr1" draw:name="Εικόνα5" text:anchor-type="char" svg:x="-3.254cm" svg:y="-1.251cm" svg:width="7.654cm" svg:height="3.81cm" draw:z-index="0"><draw:image xlink:href="Pictures/10000201000009C4000005F610874E7C8D2317CF.png" xlink:type="simple" xlink:show="embed" xlink:actuate="onLoad" draw:mime-type="image/png"/></draw:frame><draw:frame draw:style-name="Mfr1" draw:name="Εικόνα6" text:anchor-type="char" svg:x="12.569cm" svg:y="24.229cm" svg:width="5.262cm" svg:height="4.221cm" draw:z-index="0"><draw:image xlink:href="Pictures/100002010000059C000004806F9E725A01B72C45.png" xlink:type="simple" xlink:show="embed" xlink:actuate="onLoad" draw:mime-type="image/png"/></draw:frame></text:p>
      </style:header>
      <style:footer>
        <text:p text:style-name="Footer"><draw:g text:anchor-type="paragraph" draw:z-index="2" draw:name="Ομάδα 4" draw:style-name="Mgr2"><draw:frame draw:name="Εικόνα 8" draw:style-name="Mgr3" draw:text-style-name="MP2" svg:width="1.338cm" svg:height="1.56cm" svg:x="3.561cm" svg:y="-0.335cm"><draw:image xlink:href="Pictures/10000201000002000000020026F69FC02657AEF9.png" xlink:type="simple" xlink:show="embed" xlink:actuate="onLoad" draw:mime-type="image/png"><text:p/></draw:image></draw:frame><draw:custom-shape draw:name="TextBox 9" draw:style-name="Mgr5" draw:text-style-name="MP4" svg:width="8.071cm" svg:height="1.029cm" svg:x="4.713cm" svg:y="-0.092cm"><text:p text:style-name="MP3"><text:span text:style-name="MT2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Εικόνα1" text:anchor-type="char" svg:x="-2cm" svg:y="-2cm" svg:width="7.654cm" svg:height="3.81cm" draw:z-index="3"><draw:image xlink:href="Pictures/10000201000009C4000005F610874E7C8D2317CF.png" xlink:type="simple" xlink:show="embed" xlink:actuate="onLoad" draw:mime-type="image/png"/></draw:frame><draw:frame draw:style-name="Mfr4" draw:name="Εικόνα7" text:anchor-type="char" svg:x="12.996cm" svg:y="22.481cm" svg:width="6.004cm" svg:height="5.219cm" draw:z-index="0"><draw:image xlink:href="Pictures/100002010000059C000004806F9E725A01B72C45.png" xlink:type="simple" xlink:show="embed" xlink:actuate="onLoad" draw:mime-type="image/png"/></draw:frame></text:p>
      </style:header>
      <style:footer>
        <text:p text:style-name="MP5"><draw:g text:anchor-type="paragraph" draw:z-index="8" draw:name="Ομάδα 4_0" draw:style-name="Mgr2"><draw:frame draw:name="Εικόνα 16_1" draw:style-name="Mgr3" draw:text-style-name="MP2" svg:width="1.419cm" svg:height="1.56cm" svg:x="5.516cm" svg:y="-0.333cm"><draw:image xlink:href="Pictures/10000201000002000000020026F69FC02657AEF9.png" xlink:type="simple" xlink:show="embed" xlink:actuate="onLoad" draw:mime-type="image/png"><text:p/></draw:image></draw:frame><draw:custom-shape draw:name="TextBox 9_1" draw:style-name="Mgr5" draw:text-style-name="MP4" svg:width="8.568cm" svg:height="1.029cm" svg:x="6.738cm" svg:y="-0.09cm"><text:p text:style-name="MP3"><text:span text:style-name="MT2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page-number text:select-page="current">1</text:page-number></text:p>
      </style:footer>
    </style:master-page>
    <style:master-page style:name="Left_20_Page" style:display-name="Left Page" style:page-layout-name="Mpm4" style:next-style-name="Right_20_Page">
      <style:header>
        <text:p text:style-name="Header"><draw:frame draw:style-name="Mfr5" draw:name="Εικόνα8" text:anchor-type="char" svg:x="11.358cm" svg:y="-2cm" svg:width="7.643cm" svg:height="3.81cm" draw:z-index="12"><draw:image xlink:href="Pictures/10000201000009C4000005F610874E7C8D2317CF.png" xlink:type="simple" xlink:show="embed" xlink:actuate="onLoad" draw:mime-type="image/png"/></draw:frame><draw:frame draw:style-name="Mfr6" draw:name="Εικόνα9" text:anchor-type="char" svg:x="-2.034cm" svg:y="22.481cm" svg:width="6.004cm" svg:height="5.219cm" draw:z-index="13"><draw:image xlink:href="Pictures/100002010000059C000004806F9E725A01B72C45.png" xlink:type="simple" xlink:show="embed" xlink:actuate="onLoad" draw:mime-type="image/png"/></draw:frame></text:p>
      </style:header>
      <style:footer>
        <text:p text:style-name="MP6"><text:page-number text:select-page="current">2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1-04-18T21:03:14.719000000</meta:creation-date>
    <meta:editing-duration>PT1M55S</meta:editing-duration>
    <meta:generator>LibreOffice/7.1.2.2$Windows_X86_64 LibreOffice_project/8a45595d069ef5570103caea1b71cc9d82b2aae4</meta:generator>
    <dc:title>B4X</dc:title>
    <dc:date>2021-04-18T21:05:08.485000000</dc:date>
    <meta:document-statistic meta:table-count="0" meta:image-count="12" meta:object-count="0" meta:page-count="2" meta:paragraph-count="28" meta:word-count="229" meta:character-count="1415" meta:non-whitespace-character-count="1209"/>
    <meta:user-defined meta:name="AppVersion">16.0000</meta:user-defined>
    <meta:template xlink:type="simple" xlink:actuate="onRequest" xlink:title="B4X" xlink:href="../../../../../AppData/Roaming/LibreOffice/4/user/template/B4X.ott" meta:date="2021-04-18T21:03:13.485000000"/>
  </office:meta>
</office:document-meta>
</file>